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けに静か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気配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間違い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の奥から強力な魔力を感じ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一大事かもしれない。
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！　兵士さんが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、しっかりし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・・・うぅ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、息はあるみた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あった？</text:p>
          </table:table-cell>
          <table:table-cell table:style-name="ce0" office:value-type="string">
            <text:p>Map028</text:p>
          </table:table-cell>
          <table:table-cell table:style-name="ce0"/>
          <table:table-cell table:style-name="ce0" office:value-type="string">
            <text:p>What in the world is going on?</text:p>
          </table:table-cell>
          <table:table-cell table:number-columns-repeated="1020"/>
        </table:table-row>
        <table:table-row>
          <table:table-cell table:style-name="ce0" office:value-type="string">
            <text:p>兵
「や、やつらが・・・城の中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つら？　いったい誰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若い女と・・・少年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何者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女は自らを・・・カラットと・・・名乗ってい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カラット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姫さまは無事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わ、わからない・・・我々では全く歯がたたず
　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の兵士さんたちも、みんなやられちゃったの
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きみ・・・空気読めないね・・・そろそろ休ませて
　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カラットとその手下か何かが城へ
攻めてきたのは間違いなさ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敵の狙いは国のトップである姫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救助へ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増大の研究が完成していない状態
ですけど、緊急事態ですもの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士さん、情報ありがと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
「ど、どういたしま・・・ガクッ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願い・・・っ！　トイレに・・・っ！
トイレに行かせて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、ちょっと！　あたし、もれそう
なんだけど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！　あ、あたしトイレ行きたい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さすがにこのカッコじゃ恥ずかしいん
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13T16:53:43+02:00</meta:creation-date>
    <dc:date>2019-10-13T16:53:4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